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fo:margin-left="-0.026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FVE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</text:span></text:p>
      <text:p text:style-name="Standard"/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>%#include AL/FVE/echeances/listeDroitsEcheancesAffil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61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529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2T13:54:59.62</dc:date>
    <meta:editing-cycles>52</meta:editing-cycles>
    <meta:editing-duration>PT14H50M37S</meta:editing-duration>
    <meta:document-statistic meta:table-count="0" meta:image-count="0" meta:object-count="0" meta:page-count="1" meta:paragraph-count="7" meta:word-count="14" meta:character-count="356"/>
    <dc:creator>Jean-Philippe Joubert</dc:creator>
    <meta:user-defined meta:name="Info 1"/>
    <meta:user-defined meta:name="Info 2"/>
    <meta:user-defined meta:name="Info 3"/>
    <meta:user-defined meta:name="Info 4"/>
  </office:meta>
</office:document-meta>
</file>